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4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1"/>
    <style:style style:name="ce3" style:family="table-cell" style:parent-style-name="Default" style:data-style-name="N116"/>
    <style:style style:name="ce4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-1/2"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</text:p>
          </table:table-cell>
          <table:table-cell office:value-type="float" office:value="1.4">
            <text:p>1.4</text:p>
          </table:table-cell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3" table:formula="of:=(1-[.$X$1])*[.B2]+([.$X$1]/[.$P$1])*([.$AA1]-([.$Q1]*[.B3]+[.$R1]*[.B4]+[.$S1]*[.B5]+[.$T1]*[.B6]+[.$U1]*[.B7]))" office:value-type="float" office:value="0.7">
            <text:p>0.70000</text:p>
          </table:table-cell>
          <table:table-cell table:style-name="ce3" table:formula="of:=(1-[.$X$1])*[.C2]+([.$X$1]/[.$P$1])*([.$AA1]-([.$Q1]*[.C3]+[.$R1]*[.C4]+[.$S1]*[.C5]+[.$T1]*[.C6]+[.$U1]*[.C7]))" office:value-type="float" office:value="2.53108333333333">
            <text:p>2.53108</text:p>
          </table:table-cell>
          <table:table-cell table:style-name="ce3" table:formula="of:=(1-[.$X$1])*[.D2]+([.$X$1]/[.$P$1])*([.$AA1]-([.$Q1]*[.D3]+[.$R1]*[.D4]+[.$S1]*[.D5]+[.$T1]*[.D6]+[.$U1]*[.D7]))" office:value-type="float" office:value="3.57967523148148">
            <text:p>3.57968</text:p>
          </table:table-cell>
          <table:table-cell table:style-name="ce3" table:formula="of:=(1-[.$X$1])*[.E2]+([.$X$1]/[.$P$1])*([.$AA1]-([.$Q1]*[.E3]+[.$R1]*[.E4]+[.$S1]*[.E5]+[.$T1]*[.E6]+[.$U1]*[.E7]))" office:value-type="float" office:value="3.96623876772119">
            <text:p>3.96624</text:p>
          </table:table-cell>
          <table:table-cell table:style-name="ce3" table:formula="of:=(1-[.$X$1])*[.F2]+([.$X$1]/[.$P$1])*([.$AA1]-([.$Q1]*[.F3]+[.$R1]*[.F4]+[.$S1]*[.F5]+[.$T1]*[.F6]+[.$U1]*[.F7]))" office:value-type="float" office:value="3.6015529506069">
            <text:p>3.60155</text:p>
          </table:table-cell>
          <table:table-cell table:style-name="ce3" table:formula="of:=(1-[.$X$1])*[.G2]+([.$X$1]/[.$P$1])*([.$AA1]-([.$Q1]*[.G3]+[.$R1]*[.G4]+[.$S1]*[.G5]+[.$T1]*[.G6]+[.$U1]*[.G7]))" office:value-type="float" office:value="3.47193618772287">
            <text:p>3.47194</text:p>
          </table:table-cell>
          <table:table-cell table:style-name="ce3" table:formula="of:=(1-[.$X$1])*[.H2]+([.$X$1]/[.$P$1])*([.$AA1]-([.$Q1]*[.H3]+[.$R1]*[.H4]+[.$S1]*[.H5]+[.$T1]*[.H6]+[.$U1]*[.H7]))" office:value-type="float" office:value="3.57323003212589">
            <text:p>3.57323</text:p>
          </table:table-cell>
          <table:table-cell table:style-name="ce3" table:formula="of:=(1-[.$X$1])*[.I2]+([.$X$1]/[.$P$1])*([.$AA1]-([.$Q1]*[.I3]+[.$R1]*[.I4]+[.$S1]*[.I5]+[.$T1]*[.I6]+[.$U1]*[.I7]))" office:value-type="float" office:value="3.57163990603217">
            <text:p>3.57164</text:p>
          </table:table-cell>
          <table:table-cell table:style-name="ce3" table:formula="of:=(1-[.$X$1])*[.J2]+([.$X$1]/[.$P$1])*([.$AA1]-([.$Q1]*[.J3]+[.$R1]*[.J4]+[.$S1]*[.J5]+[.$T1]*[.J6]+[.$U1]*[.J7]))" office:value-type="float" office:value="3.56748631416715">
            <text:p>3.56749</text:p>
          </table:table-cell>
          <table:table-cell table:style-name="ce3"/>
          <table:table-cell table:number-columns-repeated="3"/>
          <table:table-cell office:value-type="float" office:value="-0.5">
            <text:p>-0.5</text:p>
          </table:table-cell>
          <table:table-cell office:value-type="float" office:value="2">
            <text:p>2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(1-[.$X$1])*[.B3]+([.$X$1]/[.$Q$2])*([.$AA2]-([.$P2]*[.C2]+[.$R2]*[.B4]+[.$S2]*[.B5]+[.$T2]*[.B6]+[.$U2]*[.B7]))" office:value-type="float" office:value="1.645">
            <text:p>1.64500</text:p>
          </table:table-cell>
          <table:table-cell table:style-name="ce3" table:formula="of:=(1-[.$X$1])*[.C3]+([.$X$1]/[.$Q$2])*([.$AA2]-([.$P2]*[.D2]+[.$R2]*[.C4]+[.$S2]*[.C5]+[.$T2]*[.C6]+[.$U2]*[.C7]))" office:value-type="float" office:value="5.09333611111111">
            <text:p>5.09334</text:p>
          </table:table-cell>
          <table:table-cell table:style-name="ce3" table:formula="of:=(1-[.$X$1])*[.D3]+([.$X$1]/[.$Q$2])*([.$AA2]-([.$P2]*[.E2]+[.$R2]*[.D4]+[.$S2]*[.D5]+[.$T2]*[.D6]+[.$U2]*[.D7]))" office:value-type="float" office:value="6.37509192746914">
            <text:p>6.37509</text:p>
          </table:table-cell>
          <table:table-cell table:style-name="ce3" table:formula="of:=(1-[.$X$1])*[.E3]+([.$X$1]/[.$Q$2])*([.$AA2]-([.$P2]*[.F2]+[.$R2]*[.E4]+[.$S2]*[.E5]+[.$T2]*[.E6]+[.$U2]*[.E7]))" office:value-type="float" office:value="5.76133911605024">
            <text:p>5.76134</text:p>
          </table:table-cell>
          <table:table-cell table:style-name="ce3" table:formula="of:=(1-[.$X$1])*[.F3]+([.$X$1]/[.$Q$2])*([.$AA2]-([.$P2]*[.G2]+[.$R2]*[.F4]+[.$S2]*[.F5]+[.$T2]*[.F6]+[.$U2]*[.F7]))" office:value-type="float" office:value="5.52412099381278">
            <text:p>5.52412</text:p>
          </table:table-cell>
          <table:table-cell table:style-name="ce3" table:formula="of:=(1-[.$X$1])*[.G3]+([.$X$1]/[.$Q$2])*([.$AA2]-([.$P2]*[.H2]+[.$R2]*[.G4]+[.$S2]*[.G5]+[.$T2]*[.G6]+[.$U2]*[.G7]))" office:value-type="float" office:value="5.56592168598664">
            <text:p>5.56592</text:p>
          </table:table-cell>
          <table:table-cell table:style-name="ce3" table:formula="of:=(1-[.$X$1])*[.H3]+([.$X$1]/[.$Q$2])*([.$AA2]-([.$P2]*[.I2]+[.$R2]*[.H4]+[.$S2]*[.H5]+[.$T2]*[.H6]+[.$U2]*[.H7]))" office:value-type="float" office:value="5.60945401840948">
            <text:p>5.60945</text:p>
          </table:table-cell>
          <table:table-cell table:style-name="ce3" table:formula="of:=(1-[.$X$1])*[.I3]+([.$X$1]/[.$Q$2])*([.$AA2]-([.$P2]*[.J2]+[.$R2]*[.I4]+[.$S2]*[.I5]+[.$T2]*[.I6]+[.$U2]*[.I7]))" office:value-type="float" office:value="5.61429816690822">
            <text:p>5.61430</text:p>
          </table:table-cell>
          <table:table-cell table:style-name="ce3" table:formula="of:=(1-[.$X$1])*[.J3]+([.$X$1]/[.$Q$2])*([.$AA2]-([.$P2]*[.K2]+[.$R2]*[.J4]+[.$S2]*[.J5]+[.$T2]*[.J6]+[.$U2]*[.J7]))" office:value-type="float" office:value="5.60565988489328">
            <text:p>5.60566</text:p>
          </table:table-cell>
          <table:table-cell table:style-name="ce3"/>
          <table:table-cell table:number-columns-repeated="3"/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formula="of:=(1-[.$X$1])*[.B4]+([.$X$1]/[.$R$3])*([.$AA3]-([.$P3]*[.$C2]+[.$Q3]*[.C3]+[.$S3]*[.B5]+[.$T3]*[.B6]+[.$U3]*[.B7]))" office:value-type="float" office:value="2.67575">
            <text:p>2.67575</text:p>
          </table:table-cell>
          <table:table-cell table:style-name="ce3" table:formula="of:=(1-[.$X$1])*[.C4]+([.$X$1]/[.$R$3])*([.$AA3]-([.$P3]*[.$C2]+[.$Q3]*[.D3]+[.$S3]*[.C5]+[.$T3]*[.C6]+[.$U3]*[.C7]))" office:value-type="float" office:value="6.23653300925926">
            <text:p>6.23653</text:p>
          </table:table-cell>
          <table:table-cell table:style-name="ce3" table:formula="of:=(1-[.$X$1])*[.D4]+([.$X$1]/[.$R$3])*([.$AA3]-([.$P3]*[.$C2]+[.$Q3]*[.E3]+[.$S3]*[.D5]+[.$T3]*[.D6]+[.$U3]*[.D7]))" office:value-type="float" office:value="5.29884608623971">
            <text:p>5.29885</text:p>
          </table:table-cell>
          <table:table-cell table:style-name="ce3" table:formula="of:=(1-[.$X$1])*[.E4]+([.$X$1]/[.$R$3])*([.$AA3]-([.$P3]*[.$C2]+[.$Q3]*[.F3]+[.$S3]*[.E5]+[.$T3]*[.E6]+[.$U3]*[.E7]))" office:value-type="float" office:value="5.15902157539702">
            <text:p>5.15902</text:p>
          </table:table-cell>
          <table:table-cell table:style-name="ce3" table:formula="of:=(1-[.$X$1])*[.F4]+([.$X$1]/[.$R$3])*([.$AA3]-([.$P3]*[.$C2]+[.$Q3]*[.G3]+[.$S3]*[.F5]+[.$T3]*[.F6]+[.$U3]*[.F7]))" office:value-type="float" office:value="5.13485053435925">
            <text:p>5.13485</text:p>
          </table:table-cell>
          <table:table-cell table:style-name="ce3" table:formula="of:=(1-[.$X$1])*[.G4]+([.$X$1]/[.$R$3])*([.$AA3]-([.$P3]*[.$C2]+[.$Q3]*[.H3]+[.$S3]*[.G5]+[.$T3]*[.G6]+[.$U3]*[.G7]))" office:value-type="float" office:value="5.15025559475158">
            <text:p>5.15026</text:p>
          </table:table-cell>
          <table:table-cell table:style-name="ce3" table:formula="of:=(1-[.$X$1])*[.H4]+([.$X$1]/[.$R$3])*([.$AA3]-([.$P3]*[.$C2]+[.$Q3]*[.I3]+[.$S3]*[.H5]+[.$T3]*[.H6]+[.$U3]*[.H7]))" office:value-type="float" office:value="5.17244817759419">
            <text:p>5.17245</text:p>
          </table:table-cell>
          <table:table-cell table:style-name="ce3" table:formula="of:=(1-[.$X$1])*[.I4]+([.$X$1]/[.$R$3])*([.$AA3]-([.$P3]*[.$C2]+[.$Q3]*[.J3]+[.$S3]*[.I5]+[.$T3]*[.I6]+[.$U3]*[.I7]))" office:value-type="float" office:value="5.17077964227435">
            <text:p>5.17078</text:p>
          </table:table-cell>
          <table:table-cell table:style-name="ce3" table:formula="of:=(1-[.$X$1])*[.J4]+([.$X$1]/[.$R$3])*([.$AA3]-([.$P3]*[.$C2]+[.$Q3]*[.K3]+[.$S3]*[.J5]+[.$T3]*[.J6]+[.$U3]*[.J7]))" office:value-type="float" office:value="5.16458537959868">
            <text:p>5.16459</text:p>
          </table:table-cell>
          <table:table-cell table:style-name="ce3"/>
          <table:table-cell table:number-columns-repeated="3"/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table:formula="of:=(1-[.$X$1])*[.B5]+([.$X$1]/[.$S$4])*([.$AA4]-([.$P4]*[.C2]+[.$Q4]*[.C3]+[.$R4]*[.C4]+[.$T4]*[.B6]+[.$U4]*[.B7]))" office:value-type="float" office:value="2.19333333333333">
            <text:p>2.19333</text:p>
          </table:table-cell>
          <table:table-cell table:style-name="ce3" table:formula="of:=(1-[.$X$1])*[.C5]+([.$X$1]/[.$S$4])*([.$AA4]-([.$P4]*[.D2]+[.$Q4]*[.D3]+[.$R4]*[.D4]+[.$T4]*[.C6]+[.$U4]*[.C7]))" office:value-type="float" office:value="3.01348703703704">
            <text:p>3.01349</text:p>
          </table:table-cell>
          <table:table-cell table:style-name="ce3" table:formula="of:=(1-[.$X$1])*[.D5]+([.$X$1]/[.$S$4])*([.$AA4]-([.$P4]*[.E2]+[.$Q4]*[.E3]+[.$R4]*[.E4]+[.$T4]*[.D6]+[.$U4]*[.D7]))" office:value-type="float" office:value="3.52403812242798">
            <text:p>3.52404</text:p>
          </table:table-cell>
          <table:table-cell table:style-name="ce3" table:formula="of:=(1-[.$X$1])*[.E5]+([.$X$1]/[.$S$4])*([.$AA4]-([.$P4]*[.F2]+[.$Q4]*[.F3]+[.$R4]*[.F4]+[.$T4]*[.E6]+[.$U4]*[.E7]))" office:value-type="float" office:value="3.53082823868256">
            <text:p>3.53083</text:p>
          </table:table-cell>
          <table:table-cell table:style-name="ce3" table:formula="of:=(1-[.$X$1])*[.F5]+([.$X$1]/[.$S$4])*([.$AA4]-([.$P4]*[.G2]+[.$Q4]*[.G3]+[.$R4]*[.G4]+[.$T4]*[.F6]+[.$U4]*[.F7]))" office:value-type="float" office:value="3.25587860018736">
            <text:p>3.25588</text:p>
          </table:table-cell>
          <table:table-cell table:style-name="ce3" table:formula="of:=(1-[.$X$1])*[.G5]+([.$X$1]/[.$S$4])*([.$AA4]-([.$P4]*[.H2]+[.$Q4]*[.H3]+[.$R4]*[.H4]+[.$T4]*[.G6]+[.$U4]*[.G7]))" office:value-type="float" office:value="3.30561702445673">
            <text:p>3.30562</text:p>
          </table:table-cell>
          <table:table-cell table:style-name="ce3" table:formula="of:=(1-[.$X$1])*[.H5]+([.$X$1]/[.$S$4])*([.$AA4]-([.$P4]*[.I2]+[.$Q4]*[.I3]+[.$R4]*[.I4]+[.$T4]*[.H6]+[.$U4]*[.H7]))" office:value-type="float" office:value="3.33946144634173">
            <text:p>3.33946</text:p>
          </table:table-cell>
          <table:table-cell table:style-name="ce3" table:formula="of:=(1-[.$X$1])*[.I5]+([.$X$1]/[.$S$4])*([.$AA4]-([.$P4]*[.J2]+[.$Q4]*[.J3]+[.$R4]*[.J4]+[.$T4]*[.I6]+[.$U4]*[.I7]))" office:value-type="float" office:value="3.33019702594592">
            <text:p>3.33020</text:p>
          </table:table-cell>
          <table:table-cell table:style-name="ce3" table:formula="of:=(1-[.$X$1])*[.J5]+([.$X$1]/[.$S$4])*([.$AA4]-([.$P4]*[.K2]+[.$Q4]*[.K3]+[.$R4]*[.K4]+[.$T4]*[.J6]+[.$U4]*[.J7]))" office:value-type="float" office:value="3.33041015853365">
            <text:p>3.33041</text:p>
          </table:table-cell>
          <table:table-cell table:style-name="ce3"/>
          <table:table-cell table:number-columns-repeated="3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">
            <text:p>3</text:p>
          </table:table-cell>
          <table:table-cell office:value-type="float" office:value="-0.5">
            <text:p>-0.5</text:p>
          </table:table-cell>
          <table:table-cell table:number-columns-repeated="5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table:formula="of:=(1-[.$X$1])*[.B6]+([.$X$1]/[.$T$5])*([.$AA5]-([.$P5]*[.C2]+[.$Q5]*[.C3]+[.$R5]*[.C4]+[.$S5]*[.C5]+[.$U5]*[.B7]))" office:value-type="float" office:value="3.61277777777778">
            <text:p>3.61278</text:p>
          </table:table-cell>
          <table:table-cell table:style-name="ce3" table:formula="of:=(1-[.$X$1])*[.C6]+([.$X$1]/[.$T$5])*([.$AA5]-([.$P5]*[.D2]+[.$Q5]*[.D3]+[.$R5]*[.D4]+[.$S5]*[.D5]+[.$U5]*[.C7]))" office:value-type="float" office:value="5.10964783950617">
            <text:p>5.10965</text:p>
          </table:table-cell>
          <table:table-cell table:style-name="ce3" table:formula="of:=(1-[.$X$1])*[.D6]+([.$X$1]/[.$T$5])*([.$AA5]-([.$P5]*[.E2]+[.$Q5]*[.E3]+[.$R5]*[.E4]+[.$S5]*[.E5]+[.$U5]*[.D7]))" office:value-type="float" office:value="5.2408516973594">
            <text:p>5.24085</text:p>
          </table:table-cell>
          <table:table-cell table:style-name="ce3" table:formula="of:=(1-[.$X$1])*[.E6]+([.$X$1]/[.$T$5])*([.$AA5]-([.$P5]*[.F2]+[.$Q5]*[.F3]+[.$R5]*[.F4]+[.$S5]*[.F5]+[.$U5]*[.E7]))" office:value-type="float" office:value="4.80350793733072">
            <text:p>4.80351</text:p>
          </table:table-cell>
          <table:table-cell table:style-name="ce3" table:formula="of:=(1-[.$X$1])*[.F6]+([.$X$1]/[.$T$5])*([.$AA5]-([.$P5]*[.G2]+[.$Q5]*[.G3]+[.$R5]*[.G4]+[.$S5]*[.G5]+[.$U5]*[.F7]))" office:value-type="float" office:value="4.80456390111859">
            <text:p>4.80456</text:p>
          </table:table-cell>
          <table:table-cell table:style-name="ce3" table:formula="of:=(1-[.$X$1])*[.G6]+([.$X$1]/[.$T$5])*([.$AA5]-([.$P5]*[.H2]+[.$Q5]*[.H3]+[.$R5]*[.H4]+[.$S5]*[.H5]+[.$U5]*[.G7]))" office:value-type="float" office:value="4.83228960485289">
            <text:p>4.83229</text:p>
          </table:table-cell>
          <table:table-cell table:style-name="ce3" table:formula="of:=(1-[.$X$1])*[.H6]+([.$X$1]/[.$T$5])*([.$AA5]-([.$P5]*[.I2]+[.$Q5]*[.I3]+[.$R5]*[.I4]+[.$S5]*[.I5]+[.$U5]*[.H7]))" office:value-type="float" office:value="4.85378420714684">
            <text:p>4.85378</text:p>
          </table:table-cell>
          <table:table-cell table:style-name="ce3" table:formula="of:=(1-[.$X$1])*[.I6]+([.$X$1]/[.$T$5])*([.$AA5]-([.$P5]*[.J2]+[.$Q5]*[.J3]+[.$R5]*[.J4]+[.$S5]*[.J5]+[.$U5]*[.I7]))" office:value-type="float" office:value="4.8471229527172">
            <text:p>4.84712</text:p>
          </table:table-cell>
          <table:table-cell table:style-name="ce3" table:formula="of:=(1-[.$X$1])*[.J6]+([.$X$1]/[.$T$5])*([.$AA5]-([.$P5]*[.K2]+[.$Q5]*[.K3]+[.$R5]*[.K4]+[.$S5]*[.K5]+[.$U5]*[.J7]))" office:value-type="float" office:value="4.84452656111976">
            <text:p>4.84453</text:p>
          </table:table-cell>
          <table:table-cell table:style-name="ce3"/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table:formula="of:=(1-[.$X$1])*[.B7]+([.$X$1]/[.$U$6])*([.$AA6]-([.$P6]*[.C2]+[.$Q6]*[.C3]+[.$R6]*[.C4]+[.$S6]*[.C5]+[.$T6]*[.C6]))" office:value-type="float" office:value="4.89166481481481">
            <text:p>4.89166</text:p>
          </table:table-cell>
          <table:table-cell table:style-name="ce3" table:formula="of:=(1-[.$X$1])*[.C7]+([.$X$1]/[.$U$6])*([.$AA6]-([.$P6]*[.D2]+[.$Q6]*[.D3]+[.$R6]*[.D4]+[.$S6]*[.D5]+[.$T6]*[.D6]))" office:value-type="float" office:value="4.94596730761317">
            <text:p>4.94597</text:p>
          </table:table-cell>
          <table:table-cell table:style-name="ce3" table:formula="of:=(1-[.$X$1])*[.D7]+([.$X$1]/[.$U$6])*([.$AA6]-([.$P6]*[.E2]+[.$Q6]*[.E3]+[.$R6]*[.E4]+[.$S6]*[.E5]+[.$T6]*[.E6]))" office:value-type="float" office:value="4.51727331325046">
            <text:p>4.51727</text:p>
          </table:table-cell>
          <table:table-cell table:style-name="ce3" table:formula="of:=(1-[.$X$1])*[.E7]+([.$X$1]/[.$U$6])*([.$AA6]-([.$P6]*[.F2]+[.$Q6]*[.F3]+[.$R6]*[.F4]+[.$S6]*[.F5]+[.$T6]*[.F6]))" office:value-type="float" office:value="4.52145259526226">
            <text:p>4.52145</text:p>
          </table:table-cell>
          <table:table-cell table:style-name="ce3" table:formula="of:=(1-[.$X$1])*[.F7]+([.$X$1]/[.$U$6])*([.$AA6]-([.$P6]*[.G2]+[.$Q6]*[.G3]+[.$R6]*[.G4]+[.$S6]*[.G5]+[.$T6]*[.G6]))" office:value-type="float" office:value="4.50874745485708">
            <text:p>4.50875</text:p>
          </table:table-cell>
          <table:table-cell table:style-name="ce3" table:formula="of:=(1-[.$X$1])*[.G7]+([.$X$1]/[.$U$6])*([.$AA6]-([.$P6]*[.H2]+[.$Q6]*[.H3]+[.$R6]*[.H4]+[.$S6]*[.H5]+[.$T6]*[.H6]))" office:value-type="float" office:value="4.52748787007358">
            <text:p>4.52749</text:p>
          </table:table-cell>
          <table:table-cell table:style-name="ce3" table:formula="of:=(1-[.$X$1])*[.H7]+([.$X$1]/[.$U$6])*([.$AA6]-([.$P6]*[.I2]+[.$Q6]*[.I3]+[.$R6]*[.I4]+[.$S6]*[.I5]+[.$T6]*[.I6]))" office:value-type="float" office:value="4.53536364984879">
            <text:p>4.53536</text:p>
          </table:table-cell>
          <table:table-cell table:style-name="ce3" table:formula="of:=(1-[.$X$1])*[.I7]+([.$X$1]/[.$U$6])*([.$AA6]-([.$P6]*[.J2]+[.$Q6]*[.J3]+[.$R6]*[.J4]+[.$S6]*[.J5]+[.$T6]*[.J6]))" office:value-type="float" office:value="4.52988039542253">
            <text:p>4.52988</text:p>
          </table:table-cell>
          <table:table-cell table:style-name="ce3" table:formula="of:=(1-[.$X$1])*[.J7]+([.$X$1]/[.$U$6])*([.$AA6]-([.$P6]*[.K2]+[.$Q6]*[.K3]+[.$R6]*[.K4]+[.$S6]*[.K5]+[.$T6]*[.K6]))" office:value-type="float" office:value="4.52857721657165">
            <text:p>4.52858</text:p>
          </table:table-cell>
          <table:table-cell table:style-name="ce3"/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4"/>
          <table:table-cell table:number-columns-repeated="2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style-name="ce1"/>
          <table:table-cell table:number-columns-repeated="26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number-columns-repeated="16"/>
        </table:table-row>
        <table:table-row table:style-name="ro1">
          <table:table-cell table:number-columns-repeated="2" table:style-name="ce2" office:value-type="float" office:value="0">
            <text:p>0</text:p>
          </table:table-cell>
          <table:table-cell table:style-name="ce3" table:formula="of:=(([.C2]-(1-[.$X$1])*[.B16])*([.$P$1]/[.$X$1])+[.$AA1])*(-1)" office:value-type="float" office:value="-2">
            <text:p>-2.00000</text:p>
          </table:table-cell>
          <table:table-cell table:style-name="ce3" table:formula="of:=(([.D2]-(1-[.$X$1])*[.C16])*([.$P$1]/[.$X$1])+[.$AA1])*(-1)" office:value-type="float" office:value="-3.47297619047619">
            <text:p>-3.47298</text:p>
          </table:table-cell>
          <table:table-cell table:style-name="ce3" table:formula="of:=(([.E2]-(1-[.$X$1])*[.D16])*([.$P$1]/[.$X$1])+[.$AA1])*(-1)" office:value-type="float" office:value="-4.12926393613001">
            <text:p>-4.12926</text:p>
          </table:table-cell>
          <table:table-cell table:style-name="ce3" table:formula="of:=(([.F2]-(1-[.$X$1])*[.E16])*([.$P$1]/[.$X$1])+[.$AA1])*(-1)" office:value-type="float" office:value="-4.30647599038456">
            <text:p>-4.30648</text:p>
          </table:table-cell>
          <table:table-cell table:style-name="ce3" table:formula="of:=(([.G2]-(1-[.$X$1])*[.F16])*([.$P$1]/[.$X$1])+[.$AA1])*(-1)" office:value-type="float" office:value="-3.68423222064725">
            <text:p>-3.68423</text:p>
          </table:table-cell>
          <table:table-cell table:style-name="ce3" table:formula="of:=(([.H2]-(1-[.$X$1])*[.G16])*([.$P$1]/[.$X$1])+[.$AA1])*(-1)" office:value-type="float" office:value="-3.85463328494853">
            <text:p>-3.85463</text:p>
          </table:table-cell>
          <table:table-cell table:style-name="ce3" table:formula="of:=(([.I2]-(1-[.$X$1])*[.H16])*([.$P$1]/[.$X$1])+[.$AA1])*(-1)" office:value-type="float" office:value="-3.90196674020925">
            <text:p>-3.90197</text:p>
          </table:table-cell>
          <table:table-cell table:style-name="ce3" table:formula="of:=(([.J2]-(1-[.$X$1])*[.I16])*([.$P$1]/[.$X$1])+[.$AA1])*(-1)" office:value-type="float" office:value="-3.87264744278353">
            <text:p>-3.87265</text:p>
          </table:table-cell>
          <table:table-cell table:style-name="ce3" table:formula="of:=(([.K2]-(1-[.$X$1])*[.J16])*([.$P$1]/[.$X$1])+[.$AA1])*(-1)" office:value-type="float" office:value="-3.88346762436248">
            <text:p>-3.88347</text:p>
          </table:table-cell>
          <table:table-cell table:number-columns-repeated="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" table:formula="of:=(([.C3]-(1-[.$X$1])*[.B17])*([.$P$1]/[.$X$1])+[.$AA2])*(-1)" office:value-type="float" office:value="-4.35">
            <text:p>-4.35000</text:p>
          </table:table-cell>
          <table:table-cell table:style-name="ce3" table:formula="of:=(([.D3]-(1-[.$X$1])*[.C17])*([.$P$1]/[.$X$1])+[.$AA2])*(-1)" office:value-type="float" office:value="-6.79048015873016">
            <text:p>-6.79048</text:p>
          </table:table-cell>
          <table:table-cell table:style-name="ce3" table:formula="of:=(([.E3]-(1-[.$X$1])*[.D17])*([.$P$1]/[.$X$1])+[.$AA2])*(-1)" office:value-type="float" office:value="-7.22699980568153">
            <text:p>-7.22700</text:p>
          </table:table-cell>
          <table:table-cell table:style-name="ce3" table:formula="of:=(([.F3]-(1-[.$X$1])*[.E17])*([.$P$1]/[.$X$1])+[.$AA2])*(-1)" office:value-type="float" office:value="-6.10077027682518">
            <text:p>-6.10077</text:p>
          </table:table-cell>
          <table:table-cell table:style-name="ce3" table:formula="of:=(([.G3]-(1-[.$X$1])*[.F17])*([.$P$1]/[.$X$1])+[.$AA2])*(-1)" office:value-type="float" office:value="-6.40544697583244">
            <text:p>-6.40545</text:p>
          </table:table-cell>
          <table:table-cell table:style-name="ce3" table:formula="of:=(([.H3]-(1-[.$X$1])*[.G17])*([.$P$1]/[.$X$1])+[.$AA2])*(-1)" office:value-type="float" office:value="-6.29106127950523">
            <text:p>-6.29106</text:p>
          </table:table-cell>
          <table:table-cell table:style-name="ce3" table:formula="of:=(([.I3]-(1-[.$X$1])*[.H17])*([.$P$1]/[.$X$1])+[.$AA2])*(-1)" office:value-type="float" office:value="-6.41861358086769">
            <text:p>-6.41861</text:p>
          </table:table-cell>
          <table:table-cell table:style-name="ce3" table:formula="of:=(([.J3]-(1-[.$X$1])*[.I17])*([.$P$1]/[.$X$1])+[.$AA2])*(-1)" office:value-type="float" office:value="-6.35264676365878">
            <text:p>-6.35265</text:p>
          </table:table-cell>
          <table:table-cell table:style-name="ce3" table:formula="of:=(([.K3]-(1-[.$X$1])*[.J17])*([.$P$1]/[.$X$1])+[.$AA2])*(-1)" office:value-type="float" office:value="-6.37800168489966">
            <text:p>-6.37800</text:p>
          </table:table-cell>
          <table:table-cell table:number-columns-repeated="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3" table:formula="of:=(([.C4]-(1-[.$X$1])*[.B18])*([.$P$1]/[.$X$1])+[.$AA3])*(-1)" office:value-type="float" office:value="-6.8225">
            <text:p>-6.82250</text:p>
          </table:table-cell>
          <table:table-cell table:style-name="ce3" table:formula="of:=(([.D4]-(1-[.$X$1])*[.C18])*([.$P$1]/[.$X$1])+[.$AA3])*(-1)" office:value-type="float" office:value="-8.01076144179894">
            <text:p>-8.01076</text:p>
          </table:table-cell>
          <table:table-cell table:style-name="ce3" table:formula="of:=(([.E4]-(1-[.$X$1])*[.D18])*([.$P$1]/[.$X$1])+[.$AA3])*(-1)" office:value-type="float" office:value="-5.99220215645734">
            <text:p>-5.99220</text:p>
          </table:table-cell>
          <table:table-cell table:style-name="ce3" table:formula="of:=(([.F4]-(1-[.$X$1])*[.E18])*([.$P$1]/[.$X$1])+[.$AA3])*(-1)" office:value-type="float" office:value="-6.94591530402012">
            <text:p>-6.94592</text:p>
          </table:table-cell>
          <table:table-cell table:style-name="ce3" table:formula="of:=(([.G4]-(1-[.$X$1])*[.F18])*([.$P$1]/[.$X$1])+[.$AA3])*(-1)" office:value-type="float" office:value="-6.36640630393028">
            <text:p>-6.36641</text:p>
          </table:table-cell>
          <table:table-cell table:style-name="ce3" table:formula="of:=(([.H4]-(1-[.$X$1])*[.G18])*([.$P$1]/[.$X$1])+[.$AA3])*(-1)" office:value-type="float" office:value="-6.71956153311353">
            <text:p>-6.71956</text:p>
          </table:table-cell>
          <table:table-cell table:style-name="ce3" table:formula="of:=(([.I4]-(1-[.$X$1])*[.H18])*([.$P$1]/[.$X$1])+[.$AA3])*(-1)" office:value-type="float" office:value="-6.54946223478397">
            <text:p>-6.54946</text:p>
          </table:table-cell>
          <table:table-cell table:style-name="ce3" table:formula="of:=(([.J4]-(1-[.$X$1])*[.I18])*([.$P$1]/[.$X$1])+[.$AA3])*(-1)" office:value-type="float" office:value="-6.64427821194395">
            <text:p>-6.64428</text:p>
          </table:table-cell>
          <table:table-cell table:style-name="ce3" table:formula="of:=(([.K4]-(1-[.$X$1])*[.J18])*([.$P$1]/[.$X$1])+[.$AA3])*(-1)" office:value-type="float" office:value="-6.58124870688728">
            <text:p>-6.58125</text:p>
          </table:table-cell>
          <table:table-cell table:number-columns-repeated="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table:formula="of:=(([.C5]-(1-[.$X$1])*[.B19])*([.$P$1]/[.$X$1])+[.$AA4])*(-1)" office:value-type="float" office:value="-7.13333333333333">
            <text:p>-7.13333</text:p>
          </table:table-cell>
          <table:table-cell table:style-name="ce3" table:formula="of:=(([.D5]-(1-[.$X$1])*[.C19])*([.$P$1]/[.$X$1])+[.$AA4])*(-1)" office:value-type="float" office:value="-4.22879100529101">
            <text:p>-4.22879</text:p>
          </table:table-cell>
          <table:table-cell table:style-name="ce3" table:formula="of:=(([.E5]-(1-[.$X$1])*[.D19])*([.$P$1]/[.$X$1])+[.$AA4])*(-1)" office:value-type="float" office:value="-6.61788817187369">
            <text:p>-6.61789</text:p>
          </table:table-cell>
          <table:table-cell table:style-name="ce3" table:formula="of:=(([.F5]-(1-[.$X$1])*[.E19])*([.$P$1]/[.$X$1])+[.$AA4])*(-1)" office:value-type="float" office:value="-5.26238995704726">
            <text:p>-5.26239</text:p>
          </table:table-cell>
          <table:table-cell table:style-name="ce3" table:formula="of:=(([.G5]-(1-[.$X$1])*[.F19])*([.$P$1]/[.$X$1])+[.$AA4])*(-1)" office:value-type="float" office:value="-5.64417516766923">
            <text:p>-5.64418</text:p>
          </table:table-cell>
          <table:table-cell table:style-name="ce3" table:formula="of:=(([.H5]-(1-[.$X$1])*[.G19])*([.$P$1]/[.$X$1])+[.$AA4])*(-1)" office:value-type="float" office:value="-5.49706708198434">
            <text:p>-5.49707</text:p>
          </table:table-cell>
          <table:table-cell table:style-name="ce3" table:formula="of:=(([.I5]-(1-[.$X$1])*[.H19])*([.$P$1]/[.$X$1])+[.$AA4])*(-1)" office:value-type="float" office:value="-5.62947801935427">
            <text:p>-5.62948</text:p>
          </table:table-cell>
          <table:table-cell table:style-name="ce3" table:formula="of:=(([.J5]-(1-[.$X$1])*[.I19])*([.$P$1]/[.$X$1])+[.$AA4])*(-1)" office:value-type="float" office:value="-5.54057974029173">
            <text:p>-5.54058</text:p>
          </table:table-cell>
          <table:table-cell table:style-name="ce3" table:formula="of:=(([.K5]-(1-[.$X$1])*[.J19])*([.$P$1]/[.$X$1])+[.$AA4])*(-1)" office:value-type="float" office:value="-5.59168323202423">
            <text:p>-5.59168</text:p>
          </table:table-cell>
          <table:table-cell table:number-columns-repeated="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3" table:formula="of:=(([.C6]-(1-[.$X$1])*[.B20])*([.$P$1]/[.$X$1])+[.$AA5])*(-1)" office:value-type="float" office:value="-10.1611111111111">
            <text:p>-10.16111</text:p>
          </table:table-cell>
          <table:table-cell table:style-name="ce3" table:formula="of:=(([.D6]-(1-[.$X$1])*[.C20])*([.$P$1]/[.$X$1])+[.$AA5])*(-1)" office:value-type="float" office:value="-6.49314770723104">
            <text:p>-6.49315</text:p>
          </table:table-cell>
          <table:table-cell table:style-name="ce3" table:formula="of:=(([.E6]-(1-[.$X$1])*[.D20])*([.$P$1]/[.$X$1])+[.$AA5])*(-1)" office:value-type="float" office:value="-8.77656087780997">
            <text:p>-8.77656</text:p>
          </table:table-cell>
          <table:table-cell table:style-name="ce3" table:formula="of:=(([.F6]-(1-[.$X$1])*[.E20])*([.$P$1]/[.$X$1])+[.$AA5])*(-1)" office:value-type="float" office:value="-6.84697655172391">
            <text:p>-6.84698</text:p>
          </table:table-cell>
          <table:table-cell table:style-name="ce3" table:formula="of:=(([.G6]-(1-[.$X$1])*[.F20])*([.$P$1]/[.$X$1])+[.$AA5])*(-1)" office:value-type="float" office:value="-7.95110468632718">
            <text:p>-7.95110</text:p>
          </table:table-cell>
          <table:table-cell table:style-name="ce3" table:formula="of:=(([.H6]-(1-[.$X$1])*[.G20])*([.$P$1]/[.$X$1])+[.$AA5])*(-1)" office:value-type="float" office:value="-7.35978247188859">
            <text:p>-7.35978</text:p>
          </table:table-cell>
          <table:table-cell table:style-name="ce3" table:formula="of:=(([.I6]-(1-[.$X$1])*[.H20])*([.$P$1]/[.$X$1])+[.$AA5])*(-1)" office:value-type="float" office:value="-7.72838745484486">
            <text:p>-7.72839</text:p>
          </table:table-cell>
          <table:table-cell table:style-name="ce3" table:formula="of:=(([.J6]-(1-[.$X$1])*[.I20])*([.$P$1]/[.$X$1])+[.$AA5])*(-1)" office:value-type="float" office:value="-7.50823995825608">
            <text:p>-7.50824</text:p>
          </table:table-cell>
          <table:table-cell table:style-name="ce3" table:formula="of:=(([.K6]-(1-[.$X$1])*[.J20])*([.$P$1]/[.$X$1])+[.$AA5])*(-1)" office:value-type="float" office:value="-7.6303293968819">
            <text:p>-7.63033</text:p>
          </table:table-cell>
          <table:table-cell table:number-columns-repeated="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3" table:formula="of:=(([.C7]-(1-[.$X$1])*[.B21])*([.$P$1]/[.$X$1])+[.$AA6])*(-1)" office:value-type="float" office:value="-12.9880925925926">
            <text:p>-12.98809</text:p>
          </table:table-cell>
          <table:table-cell table:style-name="ce3" table:formula="of:=(([.D7]-(1-[.$X$1])*[.C21])*([.$P$1]/[.$X$1])+[.$AA6])*(-1)" office:value-type="float" office:value="-5.64390038653733">
            <text:p>-5.64390</text:p>
          </table:table-cell>
          <table:table-cell table:style-name="ce3" table:formula="of:=(([.E7]-(1-[.$X$1])*[.D21])*([.$P$1]/[.$X$1])+[.$AA6])*(-1)" office:value-type="float" office:value="-9.22816165519361">
            <text:p>-9.22816</text:p>
          </table:table-cell>
          <table:table-cell table:style-name="ce3" table:formula="of:=(([.F7]-(1-[.$X$1])*[.E21])*([.$P$1]/[.$X$1])+[.$AA6])*(-1)" office:value-type="float" office:value="-7.1859827616926">
            <text:p>-7.18598</text:p>
          </table:table-cell>
          <table:table-cell table:style-name="ce3" table:formula="of:=(([.G7]-(1-[.$X$1])*[.F21])*([.$P$1]/[.$X$1])+[.$AA6])*(-1)" office:value-type="float" office:value="-8.33479192882863">
            <text:p>-8.33479</text:p>
          </table:table-cell>
          <table:table-cell table:style-name="ce3" table:formula="of:=(([.H7]-(1-[.$X$1])*[.G21])*([.$P$1]/[.$X$1])+[.$AA6])*(-1)" office:value-type="float" office:value="-7.7051015693459">
            <text:p>-7.70510</text:p>
          </table:table-cell>
          <table:table-cell table:style-name="ce3" table:formula="of:=(([.I7]-(1-[.$X$1])*[.H21])*([.$P$1]/[.$X$1])+[.$AA6])*(-1)" office:value-type="float" office:value="-8.07617574587204">
            <text:p>-8.07618</text:p>
          </table:table-cell>
          <table:table-cell table:style-name="ce3" table:formula="of:=(([.J7]-(1-[.$X$1])*[.I21])*([.$P$1]/[.$X$1])+[.$AA6])*(-1)" office:value-type="float" office:value="-7.85630013867674">
            <text:p>-7.85630</text:p>
          </table:table-cell>
          <table:table-cell table:style-name="ce3" table:formula="of:=(([.K7]-(1-[.$X$1])*[.J21])*([.$P$1]/[.$X$1])+[.$AA6])*(-1)" office:value-type="float" office:value="-7.98008165871565">
            <text:p>-7.98008</text:p>
          </table:table-cell>
          <table:table-cell table:number-columns-repeated="16"/>
        </table:table-row>
        <table:table-row table:style-name="ro1" table:number-rows-repeated="8">
          <table:table-cell table:number-columns-repeated="27"/>
        </table:table-row>
        <table:table-row table:style-name="ro1">
          <table:table-cell table:number-columns-repeated="11"/>
          <table:table-cell table:formula="of:=RANDBETWEEN(-20.5;20.5)+RAND()" office:value-type="float" office:value="-20.6801869990304">
            <text:p>-20.6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9.42091409582645">
            <text:p>9.4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7.18146108603105">
            <text:p>-7.1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8.40835155313835">
            <text:p>-8.4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19.2597828782164">
            <text:p>-19.2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17.8175428570248">
            <text:p>17.8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2.51396087417379">
            <text:p>-2.51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13.2857918548398">
            <text:p>13.2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13.0695808902383">
            <text:p>-13.0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4.09213825222105">
            <text:p>-4.0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2.13699380494654">
            <text:p>-2.1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2.26790501642972">
            <text:p>-2.2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18.1738011119887">
            <text:p>18.1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9.59296058258042">
            <text:p>-9.5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11.5034668459557">
            <text:p>-11.5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7.7556943744421">
            <text:p>-7.7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14.0205752700567">
            <text:p>14.0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7.12286038789898">
            <text:p>7.1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15.9622564492747">
            <text:p>15.9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9.86386079946533">
            <text:p>9.8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9.60119486274198">
            <text:p>9.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8.13079978525639">
            <text:p>8.1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17.526087182574">
            <text:p>-17.53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3.73658068245277">
            <text:p>-3.74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3.19422586448491">
            <text:p>-3.1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-13.1762161953375">
            <text:p>-13.1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7.59734350349754">
            <text:p>7.6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2.59207168407738">
            <text:p>2.59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12.822850712575">
            <text:p>12.82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RANDBETWEEN(-20.5;20.5)+RAND()" office:value-type="float" office:value="21.0009932355024">
            <text:p>21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4">10/24/2009</text:date>, <text:time>21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16:23:37</meta:creation-date>
    <dc:date>2009-10-24T21:15:33</dc:date>
    <meta:editing-duration>PT01H48M04S</meta:editing-duration>
    <meta:editing-cycles>1</meta:editing-cycles>
    <meta:document-statistic meta:table-count="3" meta:cell-count="362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